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40000030709F1686F3176FC1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7.768cm" fo:min-width="29.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681cm, 0cm, 1.255cm)" draw:image-opacity="100%" style:mirror="none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9.7cm" svg:height="18.018cm" svg:x="0cm" svg:y="0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493cm" svg:height="14.936cm" svg:x="13.411cm" svg:y="3.789cm">
          <draw:image xlink:href="Pictures/10000000000003840000030709F1686F3176FC1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8T23:13:15.793363756</meta:creation-date>
    <dc:date>2019-11-01T20:47:44.565859909</dc:date>
    <meta:editing-duration>PT15M27S</meta:editing-duration>
    <meta:editing-cycles>5</meta:editing-cycles>
    <meta:generator>LibreOffice/6.0.7.3$Linux_X86_64 LibreOffice_project/00m0$Build-3</meta:generator>
    <meta:document-statistic meta:object-count="2"/>
  </office:meta>
</office:document-meta>
</file>